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9cbe" officeooo:paragraph-rsid="00199cbe"/>
    </style:style>
    <style:style style:name="P2" style:family="paragraph" style:parent-style-name="Standard">
      <style:text-properties officeooo:rsid="001a4e03" officeooo:paragraph-rsid="001a4e03"/>
    </style:style>
    <style:style style:name="P3" style:family="paragraph" style:parent-style-name="Standard">
      <style:text-properties officeooo:rsid="001a8fc6" officeooo:paragraph-rsid="001a8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naire détaillé</text:p>
      <text:p text:style-name="P1"/>
      <text:p text:style-name="P1">-Cohérence de l’écriture</text:p>
      <text:p text:style-name="P1">-Qualité du design</text:p>
      <text:p text:style-name="P1">-Qualité de l’illustration</text:p>
      <text:p text:style-name="P1">-Facilité d’utilisation/accessibilité</text:p>
      <text:p text:style-name="P1">-Citation des sources </text:p>
      <text:p text:style-name="P1">-Orientation politique</text:p>
      <text:p text:style-name="P1">-Variété de sujets</text:p>
      <text:p text:style-name="P1">-</text:p>
      <text:p text:style-name="P1"/>
      <text:p text:style-name="P1"/>
      <text:p text:style-name="P1"/>
      <text:p text:style-name="P2">Stats</text:p>
      <text:p text:style-name="P2"/>
      <text:p text:style-name="P2">-Fréquentation du site </text:p>
      <text:p text:style-name="P2">-Evolution de la fréquentation</text:p>
      <text:p text:style-name="P2">-Evolution des notes </text:p>
      <text:p text:style-name="P2">-nb d’articles publiés par jour sur le site</text:p>
      <text:p text:style-name="P2">-nb d’avis</text:p>
      <text:p text:style-name="P2">-nb de commentaires</text:p>
      <text:p text:style-name="P2"/>
      <text:p text:style-name="P3">Si nbAvisDonnésSurUnPointDuQuestionnaire &gt; n :</text:p>
      <text:p text:style-name="P3">-afficher l’avis des gens sur ce point</text:p>
      <text:p text:style-name="P3">-affiche l’évol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7:13:21.175079479</meta:creation-date>
    <dc:date>2017-11-12T17:27:54.889851973</dc:date>
    <meta:editing-duration>PT14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60" meta:character-count="445" meta:non-whitespace-character-count="401"/>
  </office:meta>
</office:document-meta>
</file>